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KELLY VITORIA FARIAS ABID<text:s/></text:p>
          </table:table-cell>
          <table:table-cell office:value-type="string" table:style-name="ce5">
            <text:p>MELHORADA</text:p>
          </table:table-cell>
          <table:table-cell office:value-type="float" office:value="53992034602" table:style-name="ce5">
            <text:p>53992034602</text:p>
          </table:table-cell>
          <table:table-cell office:value-type="date" office:date-value="2024-12-19T00:00:00" table:style-name="ce6">
            <text:p>19/12/24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OLAVO PEREIRA COUTO <text:s/>Nº39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TIAGO MILECH PATZLAFF</text:p>
          </table:table-cell>
          <table:table-cell office:value-type="string" table:style-name="ce5">
            <text:p>MELHORADA</text:p>
          </table:table-cell>
          <table:table-cell office:value-type="float" office:value="53981193761" table:style-name="ce5">
            <text:p>53981193761</text:p>
          </table:table-cell>
          <table:table-cell office:value-type="date" office:date-value="2024-12-19T00:00:00" table:style-name="ce6">
            <text:p>19/12/24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MANOEL FERRAZ VIANA <text:s/>Nº134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JORGE TAINA DE SOUZA</text:p>
          </table:table-cell>
          <table:table-cell office:value-type="string" table:style-name="ce5">
            <text:p>MELHORADA</text:p>
          </table:table-cell>
          <table:table-cell office:value-type="float" office:value="53984910319" table:style-name="ce5">
            <text:p>53984910319</text:p>
          </table:table-cell>
          <table:table-cell office:value-type="date" office:date-value="2024-12-18T00:00:00" table:style-name="ce6">
            <text:p>18/12/24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SIDNEINALVES DIAS Nº30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IAN ALVES SILVEIRA</text:p>
          </table:table-cell>
          <table:table-cell office:value-type="string" table:style-name="ce5">
            <text:p>MELHORADA</text:p>
          </table:table-cell>
          <table:table-cell office:value-type="float" office:value="51994007714" table:style-name="ce5">
            <text:p>51994007714</text:p>
          </table:table-cell>
          <table:table-cell office:value-type="date" office:date-value="2024-12-18T00:00:00" table:style-name="ce6">
            <text:p>18/12/24</text:p>
          </table:table-cell>
          <table:table-cell office:value-type="string" table:style-name="ce5">
            <text:p>F609</text:p>
          </table:table-cell>
          <table:table-cell office:value-type="string" table:style-name="ce4">
            <text:p>RUA FELIX DA CUNHA <text:s/>Nº31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ILCE ELENA RIBEIRO MATOS</text:p>
          </table:table-cell>
          <table:table-cell office:value-type="string" table:style-name="ce5">
            <text:p>MELHORADA</text:p>
          </table:table-cell>
          <table:table-cell office:value-type="float" office:value="53984550937" table:style-name="ce5">
            <text:p>53984550937</text:p>
          </table:table-cell>
          <table:table-cell office:value-type="date" office:date-value="2024-12-20T00:00:00" table:style-name="ce6">
            <text:p>20/12/24</text:p>
          </table:table-cell>
          <table:table-cell office:value-type="string" table:style-name="ce5">
            <text:p>F603</text:p>
          </table:table-cell>
          <table:table-cell office:value-type="string" table:style-name="ce4">
            <text:p>RUA MATEUS GOMES VIANA <text:s/>Nº704</text:p>
          </table:table-cell>
          <table:table-cell office:value-type="string" table:style-name="ce7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IANO GOMES COSTA</text:p>
          </table:table-cell>
          <table:table-cell office:value-type="string" table:style-name="ce5">
            <text:p>MELHORADA</text:p>
          </table:table-cell>
          <table:table-cell office:value-type="float" office:value="53991500281" table:style-name="ce5">
            <text:p>53991500281</text:p>
          </table:table-cell>
          <table:table-cell office:value-type="date" office:date-value="2024-12-20T00:00:00" table:style-name="ce6">
            <text:p>20/12/24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AV VINTE E CINCO DE JULHO <text:s/>Nº258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ANO BARELA GOMES</text:p>
          </table:table-cell>
          <table:table-cell office:value-type="string" table:style-name="ce5">
            <text:p>MELHORADA</text:p>
          </table:table-cell>
          <table:table-cell office:value-type="float" office:value="53999358453" table:style-name="ce5">
            <text:p>53999358453</text:p>
          </table:table-cell>
          <table:table-cell office:value-type="date" office:date-value="2024-12-24T00:00:00" table:style-name="ce6">
            <text:p>24/12/24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BARAO DE SANTA TECLA NNº6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ERNANDA DA COSTA VELLEDA</text:p>
          </table:table-cell>
          <table:table-cell office:value-type="string" table:style-name="ce5">
            <text:p>MELHORADA</text:p>
          </table:table-cell>
          <table:table-cell office:value-type="float" office:value="53992075770" table:style-name="ce5">
            <text:p>53992075770</text:p>
          </table:table-cell>
          <table:table-cell office:value-type="date" office:date-value="2024-12-24T00:00:00" table:style-name="ce6">
            <text:p>24/12/24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DOUTOR JOSE CORREA <text:s/>Nº11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OS ALDAIR GOULARTE DOS SANTOS</text:p>
          </table:table-cell>
          <table:table-cell office:value-type="string" table:style-name="ce5">
            <text:p>MELHORADA</text:p>
          </table:table-cell>
          <table:table-cell office:value-type="float" office:value="5333076983" table:style-name="ce5">
            <text:p>5333076983</text:p>
          </table:table-cell>
          <table:table-cell office:value-type="date" office:date-value="2024-12-31T00:00:00" table:style-name="ce6">
            <text:p>31/12/24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GENERAL SETEMBRINO DE CARVALHO <text:s/>Nº38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LON SILVEIRA FARIAS</text:p>
          </table:table-cell>
          <table:table-cell office:value-type="string" table:style-name="ce5">
            <text:p>MELHORADA</text:p>
          </table:table-cell>
          <table:table-cell office:value-type="float" office:value="53991611090" table:style-name="ce5">
            <text:p>53991611090</text:p>
          </table:table-cell>
          <table:table-cell office:value-type="date" office:date-value="2024-12-30T00:00:00" table:style-name="ce6">
            <text:p>30/12/24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29 <text:s/>Nº58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ALVES MEDEIROS</text:p>
          </table:table-cell>
          <table:table-cell office:value-type="string" table:style-name="ce5">
            <text:p>MELHORADA</text:p>
          </table:table-cell>
          <table:table-cell office:value-type="float" office:value="53999876239" table:style-name="ce5">
            <text:p>53999876239</text:p>
          </table:table-cell>
          <table:table-cell office:value-type="date" office:date-value="2024-12-30T00:00:00" table:style-name="ce6">
            <text:p>30/12/24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<text:s/>14 <text:s/>Nº55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RICIO MALU SIGA</text:p>
          </table:table-cell>
          <table:table-cell office:value-type="string" table:style-name="ce5">
            <text:p>MELHORADA</text:p>
          </table:table-cell>
          <table:table-cell office:value-type="float" office:value="53999822246" table:style-name="ce5">
            <text:p>53999822246</text:p>
          </table:table-cell>
          <table:table-cell office:value-type="date" office:date-value="2024-12-30T00:00:00" table:style-name="ce6">
            <text:p>30/12/24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 DOUTOR ALBUQUERQUE BARROS <text:s/>Nº40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INALDO SOUZA MELGAREJO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1-02T00:00:00" table:style-name="ce6">
            <text:p>02/01/25</text:p>
          </table:table-cell>
          <table:table-cell office:value-type="string" table:style-name="ce5">
            <text:p>F320</text:p>
          </table:table-cell>
          <table:table-cell office:value-type="string" table:style-name="ce4">
            <text:p>RUA PEREIRA VASCONCELOS <text:s/>Nº105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ICHARD ROJHAN DE SOUZA</text:p>
          </table:table-cell>
          <table:table-cell office:value-type="string" table:style-name="ce5">
            <text:p>MELHORADA</text:p>
          </table:table-cell>
          <table:table-cell office:value-type="float" office:value="53999288208" table:style-name="ce5">
            <text:p>53999288208</text:p>
          </table:table-cell>
          <table:table-cell office:value-type="date" office:date-value="2025-01-03T00:00:00" table:style-name="ce6">
            <text:p>03/01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CAETANO GOTUZZO <text:s/>Nº83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QUEL PEREIRA DE CAMPOS</text:p>
          </table:table-cell>
          <table:table-cell office:value-type="string" table:style-name="ce5">
            <text:p>MELHORADA</text:p>
          </table:table-cell>
          <table:table-cell office:value-type="float" office:value="53984690654" table:style-name="ce5">
            <text:p>53984690654</text:p>
          </table:table-cell>
          <table:table-cell office:value-type="date" office:date-value="2025-01-06T00:00:00" table:style-name="ce6">
            <text:p>06/01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TORRES <text:s/>Nº890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SANTO JESUS DA SILVA FURTADO</text:p>
          </table:table-cell>
          <table:table-cell office:value-type="string" table:style-name="ce5">
            <text:p>MELHORADA</text:p>
          </table:table-cell>
          <table:table-cell office:value-type="float" office:value="53999832044" table:style-name="ce5">
            <text:p>53999832044</text:p>
          </table:table-cell>
          <table:table-cell office:value-type="date" office:date-value="2025-01-08T00:00:00" table:style-name="ce6">
            <text:p>08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ENIDA BENTO GONCALVES <text:s/>Nº6453</text:p>
          </table:table-cell>
          <table:table-cell office:value-type="string" table:style-name="ce9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CHARLES REYES RAMOS</text:p>
          </table:table-cell>
          <table:table-cell office:value-type="string" table:style-name="ce5">
            <text:p>MELHORADA</text:p>
          </table:table-cell>
          <table:table-cell office:value-type="float" office:value="53981545885" table:style-name="ce5">
            <text:p>53981545885</text:p>
          </table:table-cell>
          <table:table-cell office:value-type="date" office:date-value="2025-01-11T00:00:00" table:style-name="ce6">
            <text:p>11/01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BUTUI <text:s/>Nº210</text:p>
          </table:table-cell>
          <table:table-cell office:value-type="string" table:style-name="ce9">
            <text:p>CAPS PORTO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TINO LUCAS PINHEIRO MOURA</text:p>
          </table:table-cell>
          <table:table-cell office:value-type="string" table:style-name="ce5">
            <text:p>MELHORADA</text:p>
          </table:table-cell>
          <table:table-cell office:value-type="float" office:value="53999835411" table:style-name="ce5">
            <text:p>53999835411</text:p>
          </table:table-cell>
          <table:table-cell office:value-type="date" office:date-value="2025-01-10T00:00:00" table:style-name="ce6">
            <text:p>10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 HERBERT HADLER <text:s/>Nº112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FERNANDA DUARTE DE DUARTE</text:p>
          </table:table-cell>
          <table:table-cell office:value-type="string" table:style-name="ce5">
            <text:p>MELHORADA</text:p>
          </table:table-cell>
          <table:table-cell office:value-type="float" office:value="53991423061" table:style-name="ce5">
            <text:p>53991423061</text:p>
          </table:table-cell>
          <table:table-cell office:value-type="date" office:date-value="2025-01-10T00:00:00" table:style-name="ce6">
            <text:p>10/01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ADALBERTO GUERRA DUVAL <text:s/>Nº56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RONALDO PEREIRA MACHADO</text:p>
          </table:table-cell>
          <table:table-cell office:value-type="string" table:style-name="ce5">
            <text:p>MELHORADA</text:p>
          </table:table-cell>
          <table:table-cell office:value-type="float" office:value="53984552314" table:style-name="ce5">
            <text:p>53984552314</text:p>
          </table:table-cell>
          <table:table-cell office:value-type="date" office:date-value="2025-01-10T00:00:00" table:style-name="ce6">
            <text:p>10/01/25</text:p>
          </table:table-cell>
          <table:table-cell office:value-type="string" table:style-name="ce5">
            <text:p>F105</text:p>
          </table:table-cell>
          <table:table-cell office:value-type="string" table:style-name="ce4">
            <text:p>RUA UM <text:s/>Nº01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LVARO SILVEIRA ANTUART</text:p>
          </table:table-cell>
          <table:table-cell office:value-type="string" table:style-name="ce5">
            <text:p>MELHORADA</text:p>
          </table:table-cell>
          <table:table-cell office:value-type="float" office:value="53981212876" table:style-name="ce5">
            <text:p>53981212876</text:p>
          </table:table-cell>
          <table:table-cell office:value-type="date" office:date-value="2025-01-13T00:00:00" table:style-name="ce6">
            <text:p>13/01/25</text:p>
          </table:table-cell>
          <table:table-cell office:value-type="string" table:style-name="ce5">
            <text:p>F314</text:p>
          </table:table-cell>
          <table:table-cell office:value-type="string" table:style-name="ce4">
            <text:p>JOSE MACHADO DE MENDONÇA <text:s/>Nº604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CELIA SILVA DA COSTA</text:p>
          </table:table-cell>
          <table:table-cell office:value-type="string" table:style-name="ce5">
            <text:p>MELHORADA</text:p>
          </table:table-cell>
          <table:table-cell office:value-type="float" office:value="53991193227" table:style-name="ce5">
            <text:p>53991193227</text:p>
          </table:table-cell>
          <table:table-cell office:value-type="date" office:date-value="2025-01-13T00:00:00" table:style-name="ce6">
            <text:p>13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IRMAO GABINO GERALDO <text:s/>Nº30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4">
            <text:p>ALEXSANDRO DE BRITO PLANER</text:p>
          </table:table-cell>
          <table:table-cell office:value-type="string" table:style-name="ce5">
            <text:p>MELHORADA</text:p>
          </table:table-cell>
          <table:table-cell office:value-type="float" office:value="53984438233" table:style-name="ce5">
            <text:p>53984438233</text:p>
          </table:table-cell>
          <table:table-cell office:value-type="date" office:date-value="2025-01-13T00:00:00" table:style-name="ce6">
            <text:p>13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PRAÇA BASILIO DA GAMA <text:s/>Nº12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10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10"/>
          <table:table-cell table:number-columns-repeated="16376"/>
        </table:table-row>
        <table:table-row table:number-rows-repeated="3" table:style-name="ro2">
          <table:table-cell/>
          <table:table-cell table:style-name="ce10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10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Usuário do Windows</meta:initial-creator>
    <dc:creator>Recepção 03</dc:creator>
    <meta:creation-date>2016-07-13T11:42:24Z</meta:creation-date>
    <dc:date>2025-01-14T17:47:49Z</dc:date>
    <meta:print-date>2024-06-07T20:11:09Z</meta:print-date>
    <meta:editing-cycles>4109</meta:editing-cycles>
    <meta:editing-duration>PT4597053S</meta:editing-duration>
  </office:meta>
</office:document-meta>
</file>